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style>
    <style:style style:name="P2" style:family="paragraph" style:parent-style-name="Standard">
      <style:paragraph-properties fo:margin-top="0cm" fo:margin-bottom="0cm" loext:contextual-spacing="false" fo:text-align="center" style:justify-single-word="false"/>
      <style:text-properties style:font-name="Arial" fo:font-size="14pt" style:font-name-asian="Arial1" style:font-size-asian="14pt" style:font-name-complex="Arial1" style:font-size-complex="14pt"/>
    </style:style>
    <style:style style:name="P3" style:family="paragraph" style:parent-style-name="Standard">
      <style:paragraph-properties fo:margin-top="0cm" fo:margin-bottom="0cm" loext:contextual-spacing="false" fo:text-align="center" style:justify-single-word="false"/>
      <style:text-properties style:font-name="Arial" fo:font-size="14pt" fo:font-weight="bold" style:font-name-asian="Arial1" style:font-size-asian="14pt" style:font-weight-asian="bold" style:font-name-complex="Arial1" style:font-size-complex="14pt"/>
    </style:style>
    <style:style style:name="P4" style:family="paragraph" style:parent-style-name="Standard">
      <style:paragraph-properties fo:margin-top="0cm" fo:margin-bottom="0cm" loext:contextual-spacing="false" fo:text-align="justify" style:justify-single-word="false"/>
      <style:text-properties style:font-name="Arial" fo:font-size="11pt" style:font-name-asian="Arial1" style:font-size-asian="11pt" style:font-name-complex="Arial1" style:font-size-complex="11pt"/>
    </style:style>
    <style:style style:name="P5" style:family="paragraph" style:parent-style-name="Standard">
      <style:paragraph-properties fo:margin-top="0cm" fo:margin-bottom="0cm" loext:contextual-spacing="false" fo:text-align="justify" style:justify-single-word="false"/>
      <style:text-properties style:font-name="Arial" fo:font-size="12pt" style:font-name-asian="Arial1" style:font-size-asian="12pt" style:font-name-complex="Arial1" style:font-size-complex="12pt"/>
    </style:style>
    <style:style style:name="P6" style:family="paragraph" style:parent-style-name="Standard">
      <style:paragraph-properties fo:margin-top="0cm" fo:margin-bottom="0cm" loext:contextual-spacing="false" fo:line-height="115%" fo:text-align="justify" style:justify-single-word="false"/>
      <style:text-properties style:font-name="Arial" fo:font-size="12pt" style:font-name-asian="Arial1" style:font-size-asian="12pt" style:font-name-complex="Arial1" style:font-size-complex="12pt"/>
    </style:style>
    <style:style style:name="P7" style:family="paragraph" style:parent-style-name="Standard">
      <style:paragraph-properties fo:margin-top="0cm" fo:margin-bottom="0cm" loext:contextual-spacing="false" fo:text-align="center" style:justify-single-word="false"/>
      <style:text-properties style:font-name="Arial" fo:font-size="12pt" officeooo:paragraph-rsid="0008a1c2" style:font-name-asian="Arial1" style:font-size-asian="12pt" style:font-name-complex="Arial1" style:font-size-complex="12pt"/>
    </style:style>
    <style:style style:name="P8" style:family="paragraph" style:parent-style-name="Standard">
      <style:paragraph-properties fo:margin-top="0cm" fo:margin-bottom="0cm" loext:contextual-spacing="false" fo:line-height="115%" fo:text-align="justify" style:justify-single-word="false"/>
      <style:text-properties style:font-name="Arial" fo:font-size="12pt" style:text-underline-style="solid" style:text-underline-width="auto" style:text-underline-color="font-color" style:font-name-asian="Arial1" style:font-size-asian="12pt" style:font-name-complex="Arial1" style:font-size-complex="12pt"/>
    </style:style>
    <style:style style:name="P9" style:family="paragraph" style:parent-style-name="Standard">
      <style:paragraph-properties fo:margin-top="0cm" fo:margin-bottom="0cm" loext:contextual-spacing="false" fo:text-align="center" style:justify-single-word="false"/>
      <style:text-properties style:font-name="Arial" fo:font-size="12pt" fo:font-weight="bold" style:font-name-asian="Arial1" style:font-size-asian="12pt" style:font-weight-asian="bold" style:font-name-complex="Arial1" style:font-size-complex="12pt"/>
    </style:style>
    <style:style style:name="P10" style:family="paragraph" style:parent-style-name="Standard">
      <style:paragraph-properties fo:margin-top="0cm" fo:margin-bottom="0cm" loext:contextual-spacing="false" fo:line-height="115%" fo:text-align="center" style:justify-single-word="false"/>
      <style:text-properties style:font-name="Arial" fo:font-size="12pt" fo:font-weight="bold" style:font-name-asian="Arial1" style:font-size-asian="12pt" style:font-weight-asian="bold" style:font-name-complex="Arial1" style:font-size-complex="12pt"/>
    </style:style>
    <style:style style:name="P11" style:family="paragraph" style:parent-style-name="Standard">
      <style:paragraph-properties fo:margin-top="0cm" fo:margin-bottom="0cm" loext:contextual-spacing="false" fo:line-height="115%" fo:text-align="center" style:justify-single-word="false"/>
      <style:text-properties fo:color="#0000ff" style:font-name="Arial" fo:font-size="12pt" style:font-name-asian="Arial1" style:font-size-asian="12pt" style:font-name-complex="Arial1" style:font-size-complex="12pt"/>
    </style:style>
    <style:style style:name="P12" style:family="paragraph" style:parent-style-name="Standard">
      <style:paragraph-properties fo:margin-top="0cm" fo:margin-bottom="0cm" loext:contextual-spacing="false" fo:text-align="center" style:justify-single-word="false"/>
      <style:text-properties fo:color="#0000ff" style:font-name="Arial" fo:font-size="12pt" style:font-name-asian="Arial1" style:font-size-asian="12pt" style:font-name-complex="Arial1" style:font-size-complex="12pt"/>
    </style:style>
    <style:style style:name="P13" style:family="paragraph" style:parent-style-name="Standard">
      <style:paragraph-properties fo:margin-top="0cm" fo:margin-bottom="0cm" loext:contextual-spacing="false" fo:line-height="115%" fo:text-align="center" style:justify-single-word="false"/>
      <style:text-properties fo:font-size="12pt" style:font-size-asian="12pt" style:font-size-complex="12pt"/>
    </style:style>
    <style:style style:name="P14" style:family="paragraph" style:parent-style-name="Standard">
      <style:paragraph-properties fo:margin-top="0cm" fo:margin-bottom="0cm" loext:contextual-spacing="false" fo:line-height="115%" fo:text-align="justify" style:justify-single-word="false"/>
      <style:text-properties fo:font-size="12pt" style:font-size-asian="12pt" style:font-size-complex="12pt"/>
    </style:style>
    <style:style style:name="P15" style:family="paragraph" style:parent-style-name="Standard">
      <style:paragraph-properties fo:margin-top="0cm" fo:margin-bottom="0cm" loext:contextual-spacing="false" fo:text-align="center" style:justify-single-word="false"/>
      <style:text-properties fo:font-size="12pt" style:font-size-asian="12pt" style:font-size-complex="12pt"/>
    </style:style>
    <style:style style:name="P16" style:family="paragraph" style:parent-style-name="Standard">
      <style:paragraph-properties fo:margin-left="0.635cm" fo:margin-right="0cm" fo:margin-top="0cm" fo:margin-bottom="0cm" loext:contextual-spacing="false" fo:line-height="115%" fo:text-align="justify" style:justify-single-word="false" fo:text-indent="0cm" style:auto-text-indent="false"/>
      <style:text-properties style:font-name="Arial" fo:font-size="12pt" style:font-name-asian="Arial1" style:font-size-asian="12pt" style:font-name-complex="Arial1" style:font-size-complex="12pt"/>
    </style:style>
    <style:style style:name="P17" style:family="paragraph" style:parent-style-name="Standard">
      <style:paragraph-properties fo:margin-left="1.905cm" fo:margin-right="0cm" fo:margin-top="0cm" fo:margin-bottom="0cm" loext:contextual-spacing="false" fo:line-height="115%" fo:text-align="justify" style:justify-single-word="false" fo:text-indent="-0.635cm" style:auto-text-indent="false"/>
      <style:text-properties fo:font-size="12pt" style:font-size-asian="12pt" style:font-size-complex="12pt"/>
    </style:style>
    <style:style style:name="P18" style:family="paragraph" style:parent-style-name="Standard" style:master-page-name="Standard">
      <style:paragraph-properties fo:margin-top="0cm" fo:margin-bottom="0cm" loext:contextual-spacing="false" fo:text-align="justify" style:justify-single-word="false" style:page-number="1"/>
      <style:text-properties style:font-name="Arial" fo:font-size="11pt" style:font-name-asian="Arial1" style:font-size-asian="11pt" style:font-name-complex="Arial1" style:font-size-complex="11pt"/>
    </style:style>
    <style:style style:name="P19" style:family="paragraph" style:parent-style-name="Standard">
      <style:paragraph-properties fo:margin-top="0cm" fo:margin-bottom="0cm" loext:contextual-spacing="false" fo:text-align="center" style:justify-single-word="false"/>
      <style:text-properties style:font-name="Arial" fo:font-size="14pt" fo:font-weight="bold" style:font-name-asian="Arial1" style:font-size-asian="14pt" style:font-weight-asian="bold" style:font-name-complex="Arial1" style:font-size-complex="14pt"/>
    </style:style>
    <style:style style:name="P20" style:family="paragraph" style:parent-style-name="Standard">
      <style:paragraph-properties fo:margin-top="0cm" fo:margin-bottom="0cm" loext:contextual-spacing="false" fo:text-align="justify" style:justify-single-word="false"/>
      <style:text-properties style:font-name="Arial" fo:font-size="14pt" fo:font-weight="bold" style:font-name-asian="Arial1" style:font-size-asian="14pt" style:font-weight-asian="bold" style:font-name-complex="Arial1" style:font-size-complex="14pt"/>
    </style:style>
    <style:style style:name="P21" style:family="paragraph" style:parent-style-name="Standard">
      <style:paragraph-properties fo:margin-top="0cm" fo:margin-bottom="0cm" loext:contextual-spacing="false" fo:text-align="center" style:justify-single-word="false"/>
      <style:text-properties style:font-name="Arial" fo:font-size="12pt" fo:font-weight="bold" officeooo:paragraph-rsid="0008a1c2" style:font-name-asian="Arial1" style:font-size-asian="12pt" style:font-weight-asian="bold" style:font-name-complex="Arial1" style:font-size-complex="12pt"/>
    </style:style>
    <style:style style:name="P22" style:family="paragraph" style:parent-style-name="Standard">
      <style:paragraph-properties fo:margin-top="0cm" fo:margin-bottom="0cm" loext:contextual-spacing="false" fo:line-height="115%" fo:text-align="center" style:justify-single-word="false"/>
      <style:text-properties style:font-name="Arial" fo:font-size="12pt" fo:font-weight="bold" style:font-name-asian="Arial1" style:font-size-asian="12pt" style:font-weight-asian="bold" style:font-name-complex="Arial1" style:font-size-complex="12pt"/>
    </style:style>
    <style:style style:name="P23" style:family="paragraph" style:parent-style-name="Standard">
      <style:paragraph-properties fo:margin-top="0cm" fo:margin-bottom="0cm" loext:contextual-spacing="false" fo:line-height="115%" fo:text-align="justify" style:justify-single-word="false"/>
      <style:text-properties style:font-name="Arial" fo:font-size="12pt" style:text-underline-style="solid" style:text-underline-width="auto" style:text-underline-color="font-color" style:font-name-asian="Arial1" style:font-size-asian="12pt" style:font-name-complex="Arial1" style:font-size-complex="12pt"/>
    </style:style>
    <style:style style:name="P24" style:family="paragraph" style:parent-style-name="Standard">
      <style:paragraph-properties fo:margin-left="1.905cm" fo:margin-right="0cm" fo:margin-top="0cm" fo:margin-bottom="0cm" loext:contextual-spacing="false" fo:line-height="115%" fo:text-align="justify" style:justify-single-word="false" fo:text-indent="-0.635cm" style:auto-text-indent="false"/>
      <style:text-properties style:font-name="Arial" fo:font-size="12pt" style:font-name-asian="Arial1" style:font-size-asian="12pt" style:font-name-complex="Arial1" style:font-size-complex="12pt"/>
    </style:style>
    <style:style style:name="P25"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26" style:family="paragraph" style:parent-style-name="Standard" style:list-style-name="WWNum2">
      <style:paragraph-properties fo:margin-left="1.27cm" fo:margin-right="0cm" fo:margin-top="0cm" fo:margin-bottom="0cm" loext:contextual-spacing="true" fo:text-align="justify" style:justify-single-word="false" fo:text-indent="-0.635cm" style:auto-text-indent="false"/>
      <style:text-properties fo:font-size="12pt" style:font-size-asian="12pt" style:font-size-complex="12pt"/>
    </style:style>
    <style:style style:name="P27"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text-properties style:font-name="Arial" fo:font-size="12pt" style:font-name-asian="Arial1" style:font-size-asian="12pt" style:font-name-complex="Arial1" style:font-size-complex="12pt"/>
    </style:style>
    <style:style style:name="P28" style:family="paragraph" style:parent-style-name="Standard" style:list-style-name="WWNum2">
      <style:paragraph-properties fo:margin-left="1.27cm" fo:margin-right="0cm" fo:margin-top="0cm" fo:margin-bottom="0cm" loext:contextual-spacing="true" fo:text-align="justify" style:justify-single-word="false" fo:text-indent="-0.635cm" style:auto-text-indent="false"/>
      <style:text-properties style:font-name="Arial" fo:font-size="12pt" style:font-name-asian="Arial1" style:font-size-asian="12pt" style:font-name-complex="Arial1" style:font-size-complex="12pt"/>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 style:family="text">
      <style:text-properties style:font-name="Arial" style:font-name-asian="Arial1" style:font-name-complex="Arial1"/>
    </style:style>
    <style:style style:name="T3" style:family="text">
      <style:text-properties style:font-name="Arial" officeooo:rsid="0009c58a" style:font-name-asian="Arial1" style:font-name-complex="Arial1"/>
    </style:style>
    <style:style style:name="T4" style:family="text">
      <style:text-properties style:font-name="Arial" officeooo:rsid="000e47cb" style:font-name-asian="Arial1" style:font-name-complex="Arial1"/>
    </style:style>
    <style:style style:name="T5" style:family="text">
      <style:text-properties style:font-name="Arial" fo:font-style="italic" style:font-name-asian="Arial1" style:font-style-asian="italic" style:font-name-complex="Arial1"/>
    </style:style>
    <style:style style:name="T6" style:family="text">
      <style:text-properties fo:color="#0000ff" style:font-name="Arial" style:font-name-asian="Arial1" style:font-name-complex="Arial1"/>
    </style:style>
    <style:style style:name="T7" style:family="text">
      <style:text-properties fo:color="#222222" style:font-name="Arial" fo:background-color="#ffffff" loext:char-shading-value="0" style:font-name-asian="Arial1" style:font-name-complex="Arial1"/>
    </style:style>
    <style:style style:name="T8" style:family="text">
      <style:text-properties officeooo:rsid="0009c5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text:p>
      <text:p text:style-name="P2">Polytechnique Montréal</text:p>
      <text:p text:style-name="P4"><text:s/></text:p>
      <text:p text:style-name="P4"><text:s/></text:p>
      <text:p text:style-name="P2">Département de génie informatique et génie logiciel</text:p>
      <text:p text:style-name="P2"><text:s/></text:p>
      <text:p text:style-name="P2"><text:s/></text:p>
      <text:p text:style-name="P2"><text:s/></text:p>
      <text:p text:style-name="P2"><text:s/></text:p>
      <text:p text:style-name="P2">Cours INF1900:</text:p>
      <text:p text:style-name="P2">Projet initial de système embarqué</text:p>
      <text:p text:style-name="P2"><text:s/></text:p>
      <text:p text:style-name="P2"><text:s/></text:p>
      <text:p text:style-name="P2"><text:s/></text:p>
      <text:p text:style-name="P2"><text:s/></text:p>
      <text:p text:style-name="P2">Travail pratique 7</text:p>
      <text:p text:style-name="P2"><text:s/></text:p>
      <text:p text:style-name="P3">Makefile et production de librairie statique</text:p>
      <text:p text:style-name="P2"><text:s/></text:p>
      <text:p text:style-name="P2"><text:s/></text:p>
      <text:p text:style-name="P2"><text:s/></text:p>
      <text:p text:style-name="P2"><text:s/></text:p>
      <text:p text:style-name="P2">Par l'équipe</text:p>
      <text:p text:style-name="P2"><text:s/></text:p>
      <text:p text:style-name="P2">No <text:s/>08-09</text:p>
      <text:p text:style-name="P2"><text:s/></text:p>
      <text:p text:style-name="P2"><text:s/></text:p>
      <text:p text:style-name="P2"><text:s/></text:p>
      <text:p text:style-name="P2"><text:s/></text:p>
      <text:p text:style-name="P2">Noms:</text:p>
      <text:p text:style-name="P2"><text:s/></text:p>
      <text:p text:style-name="P2">Simon Berhanu</text:p>
      <text:p text:style-name="P2">Facundo Giannotti</text:p>
      <text:p text:style-name="P2">Xi Chen Shen</text:p>
      <text:p text:style-name="P2">Vincent L’Ecuyer-Simard</text:p>
      <text:p text:style-name="P2"><text:s/></text:p>
      <text:p text:style-name="P2"><text:s/></text:p>
      <text:p text:style-name="P2"><text:s/></text:p>
      <text:p text:style-name="P2"><text:s/></text:p>
      <text:p text:style-name="P2"><text:s/></text:p>
      <text:p text:style-name="P2"><text:s/></text:p>
      <text:p text:style-name="P2">Date:</text:p>
      <text:p text:style-name="P2">23 octobre 2018</text:p>
      <text:p text:style-name="P2"><text:s/></text:p>
      <text:p text:style-name="P3"><text:soft-page-break/>Partie 1 : Description de la librairie</text:p>
      <text:p text:style-name="P4"><text:s/></text:p>
      <text:p text:style-name="P9">Classe PWM (PWM.h)</text:p>
      <text:p text:style-name="P8">Utilité</text:p>
      <text:p text:style-name="P6">Cette classe permet d’initier et de contrôler un signal PWM produit de façon matérielle par un des 3 compteurs. Elle offre donc un choix de 6 broches (chaque compteur ayant 2 unités de comparaison).</text:p>
      <text:p text:style-name="P6"><text:s/></text:p>
      <text:p text:style-name="P8">Constructeur</text:p>
      <text:p text:style-name="P5">Son constructeur est:</text:p>
      <text:p text:style-name="P15"><text:span text:style-name="T2"><text:s/></text:span><text:span text:style-name="T6">PWM (PinPWM pinPWM, uint8_t pinDirection, bool direction = 0, uint8_t percent = 0)</text:span></text:p>
      <text:p text:style-name="P6">Il prend en paramètre la broche de sortie du PWM, la broche de sortie du signal de direction (mettre la même broche que le PWM dans le cas où on ne désire pas utiliser la broche direction), la direction elle-même (où 0 signifie vers l’avant et 1 vers l’arrière dans le cas des moteurs) et finalement le pourcentage de PWM souhaité (a/b*100). Par exemple, si on souhaite faire sortir le PWM sur la broche D5, le signal de direction sur la broche D6, aller vers l’avant et à 50% de puissance, on écrira :</text:p>
      <text:p text:style-name="P11">PWM exemple(D5, 6, 0, 50)</text:p>
      <text:p text:style-name="P8">Méthodes</text:p>
      <text:p text:style-name="P6">Modification:</text:p>
      <text:p text:style-name="P17"><text:span text:style-name="T2">● <text:s/><text:tab/></text:span><text:span text:style-name="T6">void setPercent(uint8_t percent)</text:span><text:span text:style-name="T2">: permet de modifier le pourcentage du PWM</text:span></text:p>
      <text:p text:style-name="P17"><text:span text:style-name="T2">● <text:s/><text:tab/></text:span><text:span text:style-name="T6">void increase(uint8_t percent)</text:span><text:span text:style-name="T2">: permet d’augmenter le pourcentage du PWM</text:span></text:p>
      <text:p text:style-name="P17"><text:span text:style-name="T2">● <text:s/><text:tab/></text:span><text:span text:style-name="T6">void decrease(uint8_t percent)</text:span><text:span text:style-name="T2">: permet de diminuer le pourcentage du PWM</text:span></text:p>
      <text:p text:style-name="P17"><text:span text:style-name="T2">● <text:s/><text:tab/></text:span><text:span text:style-name="T6">void stop()</text:span><text:span text:style-name="T2">: déconnecte le système de comparaison, cessant le PWM</text:span></text:p>
      <text:p text:style-name="P17"><text:span text:style-name="T2">● <text:s/><text:tab/></text:span><text:span text:style-name="T6">void resume()</text:span><text:span text:style-name="T2">: reconnecte le système de comparaison, le PWM reprend tel qu’il était avant l’arrêt</text:span></text:p>
      <text:p text:style-name="P17"><text:span text:style-name="T2">● <text:s/><text:tab/></text:span><text:span text:style-name="T6">void setDirection(bool direction):</text:span><text:span text:style-name="T2"> Permet de choisir la valeur sur le pin de direction</text:span></text:p>
      <text:p text:style-name="P17"><text:span text:style-name="T2">● <text:s/><text:tab/></text:span><text:span text:style-name="T6">void changeDirection(): </text:span><text:span text:style-name="T2">Permet d’inverser la direction</text:span></text:p>
      <text:p text:style-name="P6">Accès:</text:p>
      <text:p text:style-name="P17"><text:span text:style-name="T2">● <text:s/><text:tab/></text:span><text:span text:style-name="T6">bool getDirection() const:</text:span><text:span text:style-name="T2"> Permet de connaitre la direction actuelle</text:span></text:p>
      <text:p text:style-name="P17"><text:span text:style-name="T2">● <text:s/><text:tab/></text:span><text:span text:style-name="T6">bool isStop() const: </text:span><text:span text:style-name="T2">Permet de savoir si le systeme de comparaison est déconnecté</text:span></text:p>
      <text:p text:style-name="P17"><text:span text:style-name="T2">● <text:s/><text:tab/></text:span><text:span text:style-name="T6">uint8_t getPercent() const: </text:span><text:span text:style-name="T2">Permet de connaitre <text:s/>la puissance en cours</text:span></text:p>
      <text:p text:style-name="P17"><text:span text:style-name="T2">● <text:s/><text:tab/></text:span><text:span text:style-name="T6">uint8_t getPinDirection() const: </text:span><text:span text:style-name="T2">Permet de connaitre la broche de direction actuelle</text:span></text:p>
      <text:p text:style-name="P9"><text:s/></text:p>
      <text:p text:style-name="P9">Classe Driver (driver.h)</text:p>
      <text:p text:style-name="P8">Utilité</text:p>
      <text:p text:style-name="P6">Cette classe permet de contrôler les deux roues du robot de façon globale (c’est à dire sans les contrôler individuellement) afin de permettre des mouvements plus complexes.</text:p>
      <text:p text:style-name="P6"><text:s/></text:p>
      <text:p text:style-name="P8">Constructeur</text:p>
      <text:p text:style-name="P5">Son constructeur est:</text:p>
      <text:p text:style-name="P15"><text:span text:style-name="T2"><text:s/></text:span><text:span text:style-name="T6">Driver(PWM&amp; leftMotor, PWM&amp; rightMotor)</text:span></text:p>
      <text:p text:style-name="P6"><text:soft-page-break/>Il prend en paramètre (en passage par référence) deux PWM déjà créé qui représentent les signaux contrôlant les 2 roues, celui pour le moteur de la roue gauche d’abord. Par exemple, si on souhaite associer le PWM moteurGauche et le PWM moteurDroit aux deux roues, on doit écrire :</text:p>
      <text:p text:style-name="P11">Driver exemple(moteurGauche, moteurDroit)</text:p>
      <text:p text:style-name="P11"/>
      <text:p text:style-name="P8">Méthodes</text:p>
      <text:p text:style-name="P6">Modification (certaines de ces méthodes n’ont pas été testées et devront être calibrées):</text:p>
      <text:p text:style-name="P17"><text:span text:style-name="T2">● <text:s/><text:tab/></text:span><text:span text:style-name="T6">void stop()</text:span><text:span text:style-name="T2">: Déconnecte les registres de comparaison pour les 2 roues</text:span></text:p>
      <text:p text:style-name="P17"><text:span text:style-name="T2">● <text:s/><text:tab/></text:span><text:span text:style-name="T6">void resume(): </text:span><text:span text:style-name="T2">Reconnecte les registres de comparaison pour les 2 roues</text:span></text:p>
      <text:p text:style-name="P17"><text:span text:style-name="T2">● <text:s/><text:tab/></text:span><text:span text:style-name="T6">void forward(uint8_t percent):</text:span><text:span text:style-name="T2"> Met les deux roues en direction avant à la puissance voulue</text:span></text:p>
      <text:p text:style-name="P17"><text:span text:style-name="T2">● <text:s/><text:tab/></text:span><text:span text:style-name="T6">void backward(uint8_t percent): </text:span><text:span text:style-name="T2">Met les deux roues en direction arrière à la puissance voulue</text:span></text:p>
      <text:p text:style-name="P17"><text:span text:style-name="T2">● <text:s/><text:tab/></text:span><text:span text:style-name="T6">void turnLeft90():</text:span><text:span text:style-name="T2"> Tourne à 90</text:span><text:span text:style-name="T7">°</text:span><text:span text:style-name="T2"> vers la gauche puis revient à la puissance prérotation</text:span></text:p>
      <text:p text:style-name="P17"><text:span text:style-name="T2">● <text:s/><text:tab/></text:span><text:span text:style-name="T6">void turnRight90():</text:span><text:span text:style-name="T2">Tourne à 90</text:span><text:span text:style-name="T7">° </text:span><text:span text:style-name="T2">vers la droite puis revient à la puissance prérotation</text:span></text:p>
      <text:p text:style-name="P17"><text:span text:style-name="T2">● <text:s/><text:tab/></text:span><text:span text:style-name="T6">void turn180():</text:span><text:span text:style-name="T2">Tourne à 180</text:span><text:span text:style-name="T7">°</text:span><text:span text:style-name="T2"> par la droite puis revient à la puissance et direction prérotation</text:span></text:p>
      <text:p text:style-name="P5"><text:s/></text:p>
      <text:p text:style-name="P9">Classe can (can.h)</text:p>
      <text:p text:style-name="P8">Utilité</text:p>
      <text:p text:style-name="P6">Cette classe permet d’utiliser le convertisseur analogique numérique du robot dont les entrées sont situées sur les broches (0-7) du port A.</text:p>
      <text:p text:style-name="P6"><text:s/></text:p>
      <text:p text:style-name="P8">Constructeur</text:p>
      <text:p text:style-name="P5">Son constructeur est:</text:p>
      <text:p text:style-name="P15"><text:span text:style-name="T2"><text:s/></text:span><text:span text:style-name="T6">can();</text:span></text:p>
      <text:p text:style-name="P6">Il ne prend aucun paramètre et se charge de préparer le port A pour la réception des données analogiques et de rendre le convertisseur opérationnel.</text:p>
      <text:p text:style-name="P6"><text:s/></text:p>
      <text:p text:style-name="P8">Méthodes</text:p>
      <text:p text:style-name="P6">Sa seule méthode est:</text:p>
      <text:p text:style-name="P17"><text:span text:style-name="T2">● <text:s/><text:tab/></text:span><text:span text:style-name="T6">uint16_t lecture(uint8_t pos)</text:span><text:span text:style-name="T2">: Prend en paramètre la broche du port A connecté au capteur analogique (0-7) et retourne la valeur numérique correspondante sur 10 bits. Pour faciliter la manipulation de cette valeur, il est intéressant de décaler cette valeur de 2 bits vers la droite pour ne manipuler que les 8 bits les plus significatifs dans un uint8_t de la façon suivante:</text:span></text:p>
      <text:p text:style-name="P11">uint8_t valeurHuitBits = (can.lecture(n) &gt;&gt; 2)</text:p>
      <text:p text:style-name="P7"><text:s/></text:p>
      <text:p text:style-name="P21"/>
      <text:p text:style-name="P21"/>
      <text:p text:style-name="P21"/>
      <text:p text:style-name="P21"/>
      <text:p text:style-name="P21"><text:soft-page-break/>Classe Memoire24CXXX (memoire_24.h)</text:p>
      <text:p text:style-name="P5"><text:s/></text:p>
      <text:p text:style-name="P8">Utilité</text:p>
      <text:p text:style-name="P6">Cette classe permet de communiquer avec la mémoire externe de 512 kbit du robot par le biais des ports C0 et C1 (si le cavalier MemEN est en position).</text:p>
      <text:p text:style-name="P6"><text:s/></text:p>
      <text:p text:style-name="P8">Constructeur</text:p>
      <text:p text:style-name="P5">Son constructeur est:</text:p>
      <text:p text:style-name="P15"><text:span text:style-name="T2"><text:s/></text:span><text:span text:style-name="T6">Memoire24CXXX();</text:span></text:p>
      <text:p text:style-name="P6">Il ne prend aucun paramètre et se charge de préparer le périphérique de communication pour l’envoi et la réception de données avec la mémoire à travers les ports C0 et C1.</text:p>
      <text:p text:style-name="P6"/>
      <text:p text:style-name="P8">Méthodes</text:p>
      <text:p text:style-name="P6">Lecture:</text:p>
      <text:p text:style-name="P17"><text:span text:style-name="T2">● <text:s/><text:tab/></text:span><text:span text:style-name="T6">uint8_t lecture(const uint16_t adresse, uint8_t *donnee)</text:span><text:span text:style-name="T2">: copie l’octet de l’adresse “adresse” de la mémoire externe vers l’endroit pointé par “donnee”.</text:span></text:p>
      <text:p text:style-name="P17"><text:span text:style-name="T2">● <text:s/><text:tab/></text:span><text:span text:style-name="T6">uint8_t lecture(const uint16_t adresse, uint8_t *donnee, const uint8_t longueur)</text:span><text:span text:style-name="T2">: copie le nombre “longueur” d’octets de l’adresse “adresse” de la mémoire externe vers l’endroit pointé par “donnée” (qui pointe idéalement vers un tableau de taille suffisante pour recevoir “longueur” octets). ATTENTION longueur doit être &lt;= à 127.</text:span></text:p>
      <text:p text:style-name="P6">Écriture:</text:p>
      <text:p text:style-name="P17"><text:span text:style-name="T2">● <text:s/><text:tab/></text:span><text:span text:style-name="T6">uint8_t ecriture(const uint16_t adresse, const uint8_t donnee)</text:span><text:span text:style-name="T2">: copie l’octet “donnee” vers l’adresse “adresse” de la mémoire externe.</text:span></text:p>
      <text:p text:style-name="P17"><text:span text:style-name="T2">● <text:s/><text:tab/></text:span><text:span text:style-name="T6">uint8_t ecriture(const uint16_t adresse, uint8_t *donnee, const uint8_t longueur) </text:span><text:span text:style-name="T2">: copie le nombre “longueur” d’octets de l’endroit pointé par “donnée” (qui pointe idéalement vers un tableau de taille supérieure ou égale à “longueur” octets) vers l’adresse “adresse” de la mémoire externe. ATTENTION longueur doit être &lt;= à 127.</text:span></text:p>
      <text:p text:style-name="P5"/>
      <text:p text:style-name="P9">Classe LED (LED.h)</text:p>
      <text:p text:style-name="P8">Utilité</text:p>
      <text:p text:style-name="P6">Cette classe permet à l’utilisateur de contrôler la couleur d’une diode électroluminescente (LED) de façon logicielle en modifiant la différence de potentiel des pins. Elle prend en considération le port et les pins fournis par l’utilisateur.</text:p>
      <text:p text:style-name="P6"><text:s/></text:p>
      <text:p text:style-name="P8">Constructeur</text:p>
      <text:p text:style-name="P5">Son constructeur est:</text:p>
      <text:p text:style-name="P12">LED(Port port = A, uint8_t pinPlus = 0, uint8_t pinMoins = 1)</text:p>
      <text:p text:style-name="P6">Il prend en paramètre le port de sortie de la LED, la broche de sortie du signal du pin positif et la broche de sortie du signal du pin négatif. Par exemple, si on souhaite faire contrôler la LED sur la broche D2 et D3 du port A, on écrira :</text:p>
      <text:p text:style-name="P11">LED exemple (A, 2, 3)</text:p>
      <text:p text:style-name="P11"/>
      <text:p text:style-name="P11"/>
      <text:p text:style-name="P8"><text:soft-page-break/>Méthodes</text:p>
      <text:p text:style-name="P6">Modification:</text:p>
      <text:p text:style-name="P17"><text:span text:style-name="T2">● <text:s/><text:tab/></text:span><text:span text:style-name="T6">void red(): </text:span><text:span text:style-name="T2">permet de mettre le LED à la couleur rouge</text:span></text:p>
      <text:p text:style-name="P17"><text:span text:style-name="T2">● <text:s/><text:tab/></text:span><text:span text:style-name="T6">void green() : </text:span><text:span text:style-name="T2">permet de mettre la LED à la couleur verte</text:span></text:p>
      <text:p text:style-name="P17"><text:span text:style-name="T2">● <text:s/><text:tab/></text:span><text:span text:style-name="T6">void off() : </text:span><text:span text:style-name="T2">permet d’éteindre la LED</text:span></text:p>
      <text:p text:style-name="P17"><text:span text:style-name="T2">● <text:s/><text:tab/></text:span><text:span text:style-name="T6">void ambre(uint8_t nbDixMs) : </text:span><text:span text:style-name="T2">permet de mettre la LED à la couleur ambrée pendant une durée choisie (en multiples de 10 ms)</text:span></text:p>
      <text:p text:style-name="P6">Accès:</text:p>
      <text:p text:style-name="P17"><text:span text:style-name="T2">● <text:s/><text:tab/></text:span><text:span text:style-name="T6">Port getPort() const: </text:span><text:span text:style-name="T2">Permet de connaitre le port actuel</text:span></text:p>
      <text:p text:style-name="P17"><text:span text:style-name="T2">● <text:s/><text:tab/></text:span><text:span text:style-name="T6">uint8_t getPinPlus() const: </text:span><text:span text:style-name="T2">Permet de connaitre le pin positif actuel</text:span></text:p>
      <text:p text:style-name="P17"><text:span text:style-name="T2">● <text:s/><text:tab/></text:span><text:span text:style-name="T6">uint8_t getPinMoins() const: </text:span><text:span text:style-name="T2">Permet de connaitre le pin négatif actuel</text:span></text:p>
      <text:p text:style-name="P5"><text:s/></text:p>
      <text:p text:style-name="P10">Classe Sing (sing.h)</text:p>
      <text:p text:style-name="P8">Utilité</text:p>
      <text:p text:style-name="P14"><text:span text:style-name="T2">Cette classe fait jouer de la musique 8 bits produite à l’aide d’un signal PWM logiciel. Actuellement, elle peut jouer la musique </text:span><text:span text:style-name="T5">Star Wars – Main Theme</text:span><text:span text:style-name="T2">.</text:span></text:p>
      <text:p text:style-name="P6"><text:s/></text:p>
      <text:p text:style-name="P8">Constructeur</text:p>
      <text:p text:style-name="P6">Son constructeur ne prend rien en paramètre</text:p>
      <text:p text:style-name="P11">Sing()</text:p>
      <text:p text:style-name="P8">Méthodes</text:p>
      <text:p text:style-name="P17"><text:span text:style-name="T2">● <text:s/><text:tab/></text:span><text:span text:style-name="T6">void note (uint8_t note)</text:span><text:span text:style-name="T2"> : permet de jouer une note de musique </text:span></text:p>
      <text:p text:style-name="P17"><text:span text:style-name="T2">● <text:s/><text:tab/></text:span><text:span text:style-name="T6">void starWars(uint8_t repetition)</text:span><text:span text:style-name="T2"> : Permet de jouer la musique </text:span><text:span text:style-name="T5">Star Wars – Main Theme</text:span><text:span text:style-name="T2"> à “repetition” reprises.</text:span></text:p>
      <text:p text:style-name="P16"><text:s/></text:p>
      <text:p text:style-name="P10">Classe UART (UART.h)</text:p>
      <text:p text:style-name="P8">Utilité</text:p>
      <text:p text:style-name="P6">Cette classe permet d’initier et de contrôler le UART du microcontrôleur. Elle permet d’envoyer des données vers l’ordinateur <text:span text:style-name="T8">et de les afficher avec serieViaUSB</text:span>.</text:p>
      <text:p text:style-name="P6"><text:s/></text:p>
      <text:p text:style-name="P8">Constructeur</text:p>
      <text:p text:style-name="P6">Son constructeur est:</text:p>
      <text:p text:style-name="P13"><text:span text:style-name="T2"><text:s/></text:span><text:span text:style-name="T6">UART()</text:span></text:p>
      <text:p text:style-name="P6">Il ne prend aucun paramètre et s’occupe d’initialiser les bons registres pour que le UART soit utilisable.</text:p>
      <text:p text:style-name="P6"><text:s/></text:p>
      <text:p text:style-name="P8">Méthodes</text:p>
      <text:p text:style-name="P17"><text:span text:style-name="T2">● <text:s/><text:tab/></text:span><text:span text:style-name="T6">void transmit(uint8_t data)</text:span><text:span text:style-name="T2">: permet d’envoyer une donnée de 8 bits </text:span><text:span text:style-name="T3">du robot vers l'ordinateur</text:span><text:span text:style-name="T2">.</text:span></text:p>
      <text:p text:style-name="P6"><text:s/></text:p>
      <text:p text:style-name="P6"/>
      <text:p text:style-name="P6"/>
      <text:p text:style-name="P5"><text:s/></text:p>
      <text:p text:style-name="P5"/>
      <text:p text:style-name="P10"><text:soft-page-break/>Classe timer (timer.h)</text:p>
      <text:p text:style-name="P8">Utilité</text:p>
      <text:p text:style-name="P6">Cette classe permet d’initier et de contrôler un compteur à l’aide d’un des 3 compteurs matériels présents sur le microcontrôleur.</text:p>
      <text:p text:style-name="P6"><text:s/></text:p>
      <text:p text:style-name="P8">Constructeur</text:p>
      <text:p text:style-name="P6">Son constructeur est:</text:p>
      <text:p text:style-name="P13"><text:span text:style-name="T2"><text:s/></text:span><text:span text:style-name="T6">Timer(uint8_t timerCounterNumber = 1, uint16_t clockDivider = 1024);</text:span></text:p>
      <text:p text:style-name="P6">Il prend en paramètre le numéro du compteur que l’on veut utiliser ainsi que le diviseur d’horloge désiré. Le compteur par défaut et timer1 qui est de 16 bits et le diviseur d’horloge par défaut est 1024. Ces paramètres par défaut nous permettent d’atteindre la plus longue durée avec le compteur. Si une valeur invalide est donnée à l’un ou l’autre des paramètres, le compteur sera initialisé avec les paramètres par défaut. Si l’on veut utiliser le compteur 0 avec une horloge divisée par 256, on écrira :</text:p>
      <text:p text:style-name="P11">Timer exemple(0, 256);</text:p>
      <text:p text:style-name="P8">Méthodes</text:p>
      <text:p text:style-name="P6">Modification:</text:p>
      <text:p text:style-name="P17"><text:span text:style-name="T2">● <text:s/><text:tab/></text:span><text:span text:style-name="T6">void start(uint16_t duration)</text:span><text:span text:style-name="T2">: part une minuterie qui enverra un interrupt lorsque duration est atteint. Duration est en ms.</text:span></text:p>
      <text:p text:style-name="P17"><text:span text:style-name="T2">● <text:s/><text:tab/></text:span><text:span text:style-name="T6">void stop()</text:span><text:span text:style-name="T2">: Arrête le compteur en retirant la source d’horloge et en remettant les ports à utilisation normale.</text:span></text:p>
      <text:p text:style-name="P17"><text:span text:style-name="T2">● <text:s/><text:tab/></text:span><text:span text:style-name="T6">void setClockDivider(uint16_t)</text:span><text:span text:style-name="T2">: change le diviseur de l’horloge, une valeur invalide remet le diviseur à 1024</text:span></text:p>
      <text:p text:style-name="P17"><text:span text:style-name="T2">● <text:s/><text:tab/></text:span><text:span text:style-name="T6">void setInterrupt(bool isEnabled)</text:span><text:span text:style-name="T2">: Active ou désactive la capacité à interrompre de la minuterie.</text:span></text:p>
      <text:p text:style-name="P6">Accès:</text:p>
      <text:p text:style-name="P17"><text:span text:style-name="T2">● <text:s/><text:tab/></text:span><text:span text:style-name="T6">bool getIsStarted() const:</text:span><text:span text:style-name="T2"> Permet de savoir si la minuterie est partie</text:span></text:p>
      <text:p text:style-name="P17"><text:span text:style-name="T2">● <text:s/><text:tab/></text:span><text:span text:style-name="T6">bool getInterruptIsEnabled() const: </text:span><text:span text:style-name="T2">Permet de savoir si les interruptions sont activées.</text:span></text:p>
      <text:p text:style-name="P17"><text:span text:style-name="T2">● <text:s/><text:tab/></text:span><text:span text:style-name="T6">uint16_t getClockDivider() const: </text:span><text:span text:style-name="T2">Retourne le diviseur d’horloge appliqué.</text:span></text:p>
      <text:p text:style-name="P5"><text:s/></text:p>
      <text:p text:style-name="P10">Functions (functions.h)</text:p>
      <text:p text:style-name="P8">Utilité</text:p>
      <text:p text:style-name="P6">Fichier contenant des fonctions ne faisant pas partie de classes directement, mais qui peuvent être utiles dans différentes situations.</text:p>
      <text:p text:style-name="P6"><text:s/></text:p>
      <text:p text:style-name="P8">Fonctions</text:p>
      <text:p text:style-name="P17"><text:span text:style-name="T2">● <text:s/><text:tab/></text:span><text:span text:style-name="T6">void _my_delay_10us(unsigned long us): </text:span><text:span text:style-name="T2">Permet faire un </text:span><text:span text:style-name="T5">busy-wait </text:span><text:span text:style-name="T2">avec une variable (nombre de 10 microsecondes) passée en paramètre.</text:span></text:p>
      <text:p text:style-name="P17"><text:span text:style-name="T2">● <text:s/><text:tab/></text:span><text:span text:style-name="T6">void PWM_software(int percentage, double duration, double frequency)</text:span><text:span text:style-name="T2">: Permet d’envoyer un signal PWM en choisissant son pourcentage, sa durée et sa fréquence.</text:span></text:p>
      <text:p text:style-name="P17"><text:span text:style-name="T2">● <text:s/><text:tab/></text:span><text:span text:style-name="T6">void initializeButtonInterrupt(Edge edge)</text:span><text:span text:style-name="T2">: Permet de mettre le bouton-poussoir usager en mode interrupt selon le Edge voulu (soit any, falling, rising, ou low).</text:span></text:p>
      <text:p text:style-name="P17"><text:soft-page-break/><text:span text:style-name="T2">● <text:s/><text:tab/></text:span><text:span text:style-name="T6">bool buttonPressed()</text:span><text:span text:style-name="T2">: Retourne true si le bouton usager est présentement appuyé.</text:span></text:p>
      <text:p text:style-name="P17"><text:span text:style-name="T2">● <text:s/><text:tab/></text:span><text:span text:style-name="T6">bool debounceButtonPress()</text:span><text:span text:style-name="T2">: Vérifie si le bouton est appuyé, si oui attend 30 ms et s’il est toujours appuyé, retourne true.</text:span></text:p>
      <text:p text:style-name="P24"/>
      <text:p text:style-name="P20">Partie 2 : Décrire les modifications apportées au Makefile de départ</text:p>
      <text:p text:style-name="P5">Pour le Makefile de la librairie:</text:p>
      <text:list xml:id="list2086204348" text:style-name="WWNum1">
        <text:list-item>
          <text:p text:style-name="P25"><text:span text:style-name="T2">Puisque nous souhaitons créer la librairie à partir de tous les fichiers .cpp situés dans le même dossier que le makefile, nous avons utilisé le wildcard $(wildcard *.cpp) dans la variable </text:span><text:span text:style-name="T6">PRJSRC</text:span><text:span text:style-name="T2">.</text:span></text:p>
        </text:list-item>
        <text:list-item>
          <text:p text:style-name="P25"><text:span text:style-name="T2">Puisque nous voulons que le nom de la librairie soit libstatique.a, nous avons changé le nom du projet à créer dans la variable </text:span><text:span text:style-name="T6">PROJECTNAME </text:span><text:span text:style-name="T2">pour “libstatique” et modifier la variable </text:span><text:span text:style-name="T6">TRG</text:span><text:span text:style-name="T2"> pour “$(PROJECTNAME).a”.</text:span></text:p>
        </text:list-item>
        <text:list-item>
          <text:p text:style-name="P25"><text:span text:style-name="T2">Puisque la création d’une librairie diverge de la création d’un exécutable seulement au niveau du linking, nous avons laissé intact les </text:span><text:span text:style-name="T6">CFLAGS</text:span><text:span text:style-name="T2"> pour la compilation et les étapes pour créer des .o à partir des .cpp.</text:span></text:p>
        </text:list-item>
        <text:list-item>
          <text:p text:style-name="P25"><text:span text:style-name="T2">Lors de l’étape de linking, nous avons laissé la cible </text:span><text:span text:style-name="T6">$(TRG)</text:span><text:span text:style-name="T2"> et les dépendances </text:span><text:span text:style-name="T6">$(OBJDEPS) </text:span><text:span text:style-name="T2">intacts puisque nous avons déjà fait des modifications au niveau de ce que contient la cible et que nous dépendons encore des fichiers .o produits. Nous avons modifié la commande pour ne pas utiliser gcc, mais plutôt </text:span><text:span text:style-name="T6">avr-ar</text:span><text:span text:style-name="T2"> avec les options </text:span><text:span text:style-name="T6">crs</text:span><text:span text:style-name="T2"> (tel qu’indiqué dans l’énoncé du TP) au lieu des </text:span><text:span text:style-name="T6">LDFLAGS, </text:span><text:span text:style-name="T2">le tout</text:span><text:span text:style-name="T6"> </text:span><text:span text:style-name="T2">suivi du nom de la librairie à produire </text:span><text:span text:style-name="T6">$(TRG)</text:span><text:span text:style-name="T2"> et de la liste des fichiers .o à mettre dans cette librairie </text:span><text:span text:style-name="T6">$(OBJDEPS)</text:span><text:span text:style-name="T2">.</text:span></text:p>
        </text:list-item>
        <text:list-item>
          <text:p text:style-name="P27">Ainsi ce makefile nous permet de produire tous les fichiers .o à partir de tous les fichiers .cpp présent dans notre dossier puis de linker tous ces fichiers .o en mode librairie pour produire libstatique.a, tel qu’il était souhaité.</text:p>
          <text:p text:style-name="P27"/>
        </text:list-item>
      </text:list>
      <text:p text:style-name="P5">Pour le Makefile du code bidon:</text:p>
      <text:list xml:id="list740331580" text:style-name="WWNum2">
        <text:list-item>
          <text:p text:style-name="P26"><text:span text:style-name="T2">Nous ne voulions pas avoir à écrire précisément le chemin vers nos fichiers .h dans les #include “fichier.h”, donc nous avons inscrit le chemin vers le dossier contenant notre librairie (et ses fichiers sources .h) dans la variable </text:span><text:span text:style-name="T6">INC</text:span><text:span text:style-name="T2"> en y inscrivant “-I../../lib_dir”. </text:span><text:span text:style-name="T6">INC </text:span><text:span text:style-name="T2">étant lui-même inclus dans </text:span><text:span text:style-name="T6">CFLAGS</text:span><text:span text:style-name="T2">, cela nous permet de spécifier au compilateur où trouver nos fichiers .h lors de la compilation et de simplement écrire #include “fichier.h” dans notre programme.</text:span></text:p>
        </text:list-item>
        <text:list-item>
          <text:p text:style-name="P26"><text:span text:style-name="T2">Lors de la phase de linking, afin que gcc puisse utiliser la librairie que nous avons créée, nous avons modifié la variable </text:span><text:span text:style-name="T6">LIBS </text:span><text:span text:style-name="T2">en y inscrivant “-l statique -L../../lib_dir”. On indique donc ici quel est le nom de la librairie (makefile ajoute lui-même lib et .a) et ensuite où elle se trouve. Puisque </text:span><text:span text:style-name="T6">LIBS </text:span><text:span text:style-name="T2">est inclus dans la commande utilisée pour le linking, notre librairie est donc automatiquement trouvée lors de cette opération.</text:span></text:p>
        </text:list-item>
        <text:list-item>
          <text:p text:style-name="P26"><text:span text:style-name="T2">Nous avons remarqué que nous ne modifions seulement les variables </text:span><text:span text:style-name="T6">PROJECTNAME</text:span><text:span text:style-name="T2"> et </text:span><text:span text:style-name="T6">PRJSRC</text:span><text:span text:style-name="T2"> selon les tp. Nous avons donc choisi de ne laisser que ces deux variables dans le makefile qui accompagne les fichiers sources d’un TP et de mettre le reste du Makefile dans le dossier où se trouvent tous les TP, avec le nom de “Makefile_Common_Tp”. Les petits Makefile qui accompagneront les fichiers sources définissent donc simplement les 2 variables puis appellent le makefile commun avec </text:span><text:span text:style-name="T6">include ../Makefile_Common_Tp</text:span><text:span text:style-name="T2"> pour compléter le travail.</text:span></text:p>
        </text:list-item>
        <text:list-item>
          <text:p text:style-name="P28">Ce format permet de produire un exécutable qui utiliser notre librairie et d’utiliser de petits makefiles pour les T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7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footer>
        <text:p text:style-name="MP1"><text:span text:style-name="MT1">INF1900<text:tab/></text:span><text:page-number text:select-page="current">7</text:page-number><text:span text:style-name="MT1"><text:tab/>Makefile et librairi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0-23T00:30:29.415404258</dc:date>
    <meta:editing-duration>PT14M37S</meta:editing-duration>
    <meta:editing-cycles>4</meta:editing-cycles>
    <meta:document-statistic meta:table-count="0" meta:image-count="0" meta:object-count="0" meta:page-count="7" meta:paragraph-count="206" meta:word-count="2083" meta:character-count="13163" meta:non-whitespace-character-count="11094"/>
  </office:meta>
</office:document-meta>
</file>